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omains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bluehost.com</text:p>
          </table:table-cell>
          <table:table-cell/>
          <table:table-cell office:value-type="string">
            <text:p>Mont123$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odaddy.com</text:p>
          </table:table-cell>
          <table:table-cell table:style-name="ce1" office:value-type="float" office:value="39872023">
            <text:p>39872023</text:p>
          </table:table-cell>
          <table:table-cell office:value-type="string">
            <text:p>A*****303</text:p>
          </table:table-cell>
          <table:table-cell table:number-columns-repeated="3"/>
          <table:table-cell table:style-name="ce1" office:value-type="string">
            <text:p>axu@yahoo.com </text:p>
          </table:table-cell>
        </table:table-row>
        <table:table-row table:style-name="ro1">
          <table:table-cell table:number-columns-repeated="3"/>
          <table:table-cell office:value-type="string">
            <text:p>morescopes.co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urukoala.com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>
            <text:p>Customer Account: 39872023 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" office:value-type="string">
            <text:p>Domain Name: MORESCOPES.COM 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" office:value-type="string">
            <text:p>Authorization Code: 2PGY2(12FF{S+4/0  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amecheap.com</text:p>
          </table:table-cell>
          <table:table-cell/>
          <table:table-cell office:value-type="string">
            <text:p>axuaxu</text:p>
          </table:table-cell>
          <table:table-cell office:value-type="string">
            <text:p>cheap####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evernote</text:p>
          </table:table-cell>
          <table:table-cell table:number-columns-repeated="2"/>
          <table:table-cell office:value-type="string">
            <text:p>H***###$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4">
          <table:table-cell table:number-columns-repeated="2"/>
          <table:table-cell table:style-name="ce1" office:value-type="string">
            <text:p>hsbc <text:s text:c="2"/>5610661439069204 <text:s/></text:p>
          </table:table-cell>
          <table:table-cell/>
          <table:table-cell office:value-type="string">
            <text:p>axuaxu</text:p>
          </table:table-cell>
          <table:table-cell office:value-type="string">
            <text:p>h***####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walmart</text:p>
          </table:table-cell>
          <table:table-cell/>
          <table:table-cell office:value-type="string">
            <text:p>axuaxu</text:p>
          </table:table-cell>
          <table:table-cell office:value-type="string">
            <text:p>H***###$</text:p>
          </table:table-cell>
          <table:table-cell table:number-columns-repeated="3"/>
        </table:table-row>
      </table:table>
      <table:table table:name="scocial network" table:style-name="ta1" table:print="false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ay sams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pril mills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inda carro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zoho</text:p>
          </table:table-cell>
          <table:table-cell office:value-type="string">
            <text:p>lisa duncan</text:p>
          </table:table-cell>
          <table:table-cell/>
          <table:table-cell office:value-type="string">
            <text:p>zoho####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isqus</text:p>
          </table:table-cell>
          <table:table-cell office:value-type="string">
            <text:p>lisa duncan</text:p>
          </table:table-cell>
          <table:table-cell/>
          <table:table-cell office:value-type="string">
            <text:p>disqus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y blog</text:p>
          </table:table-cell>
          <table:table-cell table:number-columns-repeated="2"/>
          <table:table-cell office:value-type="string">
            <text:p>blog####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2017-07-23</text:date>, <text:time>18:2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1:15:12.41</meta:creation-date>
    <meta:generator>OpenOffice/4.1.3$Win32 OpenOffice.org_project/413m1$Build-9783</meta:generator>
    <dc:date>2017-07-23T18:29:10.18</dc:date>
    <meta:editing-duration>PT13H13M24S</meta:editing-duration>
    <meta:editing-cycles>11</meta:editing-cycles>
    <meta:document-statistic meta:table-count="3" meta:cell-count="33" meta:object-count="0"/>
  </office:meta>
</office:document-meta>
</file>